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5.472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1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44" style:family="table-cell" style:parent-style-name="Default">
      <style:text-properties fo:color="#000000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table:style-name="ce3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36]*([.F336]-[.E33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5" calcext:value-type="float">
            <text:p>19265.0</text:p>
          </table:table-cell>
          <table:table-cell table:style-name="ce63" office:value-type="float" office:value="19315" calcext:value-type="float">
            <text:p>19315.0</text:p>
          </table:table-cell>
          <table:table-cell table:style-name="ce87" table:formula="of:=[.D337]*([.F337]-[.E33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38]*([.F338]-[.E33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4" calcext:value-type="float">
            <text:p>19384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339]*([.F339]-[.E339])" office:value-type="float" office:value="-18400" calcext:value-type="float">
            <text:p>-1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9" calcext:value-type="float">
            <text:p>1920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340]*([.F340]-[.E340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4" calcext:value-type="float">
            <text:p>19154.0</text:p>
          </table:table-cell>
          <table:table-cell table:style-name="ce63" office:value-type="float" office:value="19160" calcext:value-type="float">
            <text:p>19160.0</text:p>
          </table:table-cell>
          <table:table-cell table:style-name="ce87" table:formula="of:=[.D341]*([.F341]-[.E341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8" calcext:value-type="float">
            <text:p>19138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342]*([.F342]-[.E3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.5" calcext:value-type="float">
            <text:p>19201.5</text:p>
          </table:table-cell>
          <table:table-cell table:style-name="ce63" office:value-type="float" office:value="19255" calcext:value-type="float">
            <text:p>19255.0</text:p>
          </table:table-cell>
          <table:table-cell table:style-name="ce87" table:formula="of:=[.D343]*([.F343]-[.E343])" office:value-type="float" office:value="5350" calcext:value-type="float">
            <text:p>5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3" calcext:value-type="float">
            <text:p>19283.0</text:p>
          </table:table-cell>
          <table:table-cell table:style-name="ce63" office:value-type="float" office:value="19285" calcext:value-type="float">
            <text:p>19285.0</text:p>
          </table:table-cell>
          <table:table-cell table:style-name="ce87" table:formula="of:=[.D344]*([.F344]-[.E344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6" calcext:value-type="float">
            <text:p>19296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45]*([.F345]-[.E34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3" calcext:value-type="float">
            <text:p>19363.0</text:p>
          </table:table-cell>
          <table:table-cell table:style-name="ce63" office:value-type="float" office:value="19415" calcext:value-type="float">
            <text:p>19415.0</text:p>
          </table:table-cell>
          <table:table-cell table:style-name="ce87" table:formula="of:=[.D346]*([.F346]-[.E34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.5" calcext:value-type="float">
            <text:p>19404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7]*([.F347]-[.E347])" office:value-type="float" office:value="-450" calcext:value-type="float">
            <text:p>-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2" calcext:value-type="float">
            <text:p>1935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8]*([.F348]-[.E348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87" table:formula="of:=[.D349]*([.F349]-[.E349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4" calcext:value-type="float">
            <text:p>19354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50]*([.F350]-[.E35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2" calcext:value-type="float">
            <text:p>1939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1]*([.F351]-[.E351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7" calcext:value-type="float">
            <text:p>19547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2]*([.F352]-[.E352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" calcext:value-type="float">
            <text:p>19404.0</text:p>
          </table:table-cell>
          <table:table-cell table:style-name="ce63" office:value-type="float" office:value="19455" calcext:value-type="float">
            <text:p>19455.0</text:p>
          </table:table-cell>
          <table:table-cell table:style-name="ce87" table:formula="of:=[.D353]*([.F353]-[.E353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54]*([.F354]-[.E354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9" calcext:value-type="float">
            <text:p>19389.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87" table:formula="of:=[.D355]*([.F355]-[.E355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4" calcext:value-type="float">
            <text:p>19334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56]*([.F356]-[.E356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8.5" calcext:value-type="float">
            <text:p>19188.5</text:p>
          </table:table-cell>
          <table:table-cell table:style-name="ce63" office:value-type="float" office:value="19210" calcext:value-type="float">
            <text:p>19210.0</text:p>
          </table:table-cell>
          <table:table-cell table:style-name="ce87" table:formula="of:=[.D357]*([.F357]-[.E357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58]*([.F358]-[.E358])" office:value-type="float" office:value="-9300" calcext:value-type="float">
            <text:p>-9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63" office:value-type="float" office:value="19260" calcext:value-type="float">
            <text:p>19260.0</text:p>
          </table:table-cell>
          <table:table-cell table:style-name="ce87" table:formula="of:=[.D359]*([.F359]-[.E359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0" calcext:value-type="float">
            <text:p>19270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60]*([.F360]-[.E360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5" calcext:value-type="float">
            <text:p>19075.0</text:p>
          </table:table-cell>
          <table:table-cell table:style-name="ce63" office:value-type="float" office:value="19113" calcext:value-type="float">
            <text:p>19113.0</text:p>
          </table:table-cell>
          <table:table-cell table:style-name="ce87" table:formula="of:=[.D361]*([.F361]-[.E361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2]*([.F362]-[.E362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363]*([.F363]-[.E363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4]*([.F364]-[.E364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365]*([.F365]-[.E365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8991" calcext:value-type="float">
            <text:p>18991.0</text:p>
          </table:table-cell>
          <table:table-cell table:style-name="ce87" table:formula="of:=[.D366]*([.F366]-[.E366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21" calcext:value-type="float">
            <text:p>18921.0</text:p>
          </table:table-cell>
          <table:table-cell table:style-name="ce87" table:formula="of:=[.D367]*([.F367]-[.E367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9.5" calcext:value-type="float">
            <text:p>18989.5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368]*([.F368]-[.E368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22" calcext:value-type="float">
            <text:p>19022.0</text:p>
          </table:table-cell>
          <table:table-cell table:style-name="ce63" office:value-type="float" office:value="19035" calcext:value-type="float">
            <text:p>19035.0</text:p>
          </table:table-cell>
          <table:table-cell table:style-name="ce87" table:formula="of:=[.D369]*([.F369]-[.E369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3" office:value-type="float" office:value="18992.5" calcext:value-type="float">
            <text:p>18992.5</text:p>
          </table:table-cell>
          <table:table-cell table:style-name="ce87" table:formula="of:=[.D370]*([.F370]-[.E370])" office:value-type="float" office:value="-5750" calcext:value-type="float">
            <text:p>-5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4" calcext:value-type="float">
            <text:p>1905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371]*([.F371]-[.E371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9" calcext:value-type="float">
            <text:p>19089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372]*([.F372]-[.E372])" office:value-type="float" office:value="-12400" calcext:value-type="float">
            <text:p>-1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7" calcext:value-type="float">
            <text:p>18957.0</text:p>
          </table:table-cell>
          <table:table-cell table:style-name="ce87" table:formula="of:=[.D373]*([.F373]-[.E373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1" calcext:value-type="float">
            <text:p>18951.0</text:p>
          </table:table-cell>
          <table:table-cell table:style-name="ce87" table:formula="of:=[.D374]*([.F374]-[.E37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5" calcext:value-type="float">
            <text:p>18955.0</text:p>
          </table:table-cell>
          <table:table-cell table:style-name="ce87" table:formula="of:=[.D375]*([.F375]-[.E37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376]*([.F376]-[.E37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384" calcext:value-type="float">
            <text:p>18384.0</text:p>
          </table:table-cell>
          <table:table-cell table:style-name="ce87" table:formula="of:=[.D377]*([.F377]-[.E377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7" calcext:value-type="float">
            <text:p>18597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378]*([.F378]-[.E37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379]*([.F379]-[.E379])" office:value-type="float" office:value="-11500" calcext:value-type="float">
            <text:p>-1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6" calcext:value-type="float">
            <text:p>18606.0</text:p>
          </table:table-cell>
          <table:table-cell table:style-name="ce63" office:value-type="float" office:value="18660" calcext:value-type="float">
            <text:p>18660.0</text:p>
          </table:table-cell>
          <table:table-cell table:style-name="ce87" table:formula="of:=[.D380]*([.F380]-[.E380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381]*([.F381]-[.E381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3" calcext:value-type="float">
            <text:p>18613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382]*([.F382]-[.E38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530" calcext:value-type="float">
            <text:p>18530.0</text:p>
          </table:table-cell>
          <table:table-cell table:style-name="ce87" table:formula="of:=[.D383]*([.F383]-[.E383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3.5" calcext:value-type="float">
            <text:p>18563.5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384]*([.F384]-[.E384])" office:value-type="float" office:value="3650" calcext:value-type="float">
            <text:p>3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1" calcext:value-type="float">
            <text:p>18691.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87" table:formula="of:=[.D385]*([.F385]-[.E38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5" calcext:value-type="float">
            <text:p>18795.0</text:p>
          </table:table-cell>
          <table:table-cell table:style-name="ce63" office:value-type="float" office:value="18845" calcext:value-type="float">
            <text:p>18845.0</text:p>
          </table:table-cell>
          <table:table-cell table:style-name="ce87" table:formula="of:=[.D386]*([.F386]-[.E38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5" calcext:value-type="float">
            <text:p>18855.0</text:p>
          </table:table-cell>
          <table:table-cell table:style-name="ce63" office:value-type="float" office:value="18909.5" calcext:value-type="float">
            <text:p>18909.5</text:p>
          </table:table-cell>
          <table:table-cell table:style-name="ce87" table:formula="of:=[.D387]*([.F387]-[.E387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5" calcext:value-type="float">
            <text:p>18865.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88]*([.F388]-[.E388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52" calcext:value-type="float">
            <text:p>18652.0</text:p>
          </table:table-cell>
          <table:table-cell table:style-name="ce87" table:formula="of:=[.D389]*([.F389]-[.E389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0.5" calcext:value-type="float">
            <text:p>18720.5</text:p>
          </table:table-cell>
          <table:table-cell table:style-name="ce87" table:formula="of:=[.D390]*([.F390]-[.E39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5" calcext:value-type="float">
            <text:p>18785.0</text:p>
          </table:table-cell>
          <table:table-cell table:style-name="ce63" office:value-type="float" office:value="18795.5" calcext:value-type="float">
            <text:p>18795.5</text:p>
          </table:table-cell>
          <table:table-cell table:style-name="ce87" table:formula="of:=[.D391]*([.F391]-[.E391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5" calcext:value-type="float">
            <text:p>18755.0</text:p>
          </table:table-cell>
          <table:table-cell table:style-name="ce63" office:value-type="float" office:value="18766" calcext:value-type="float">
            <text:p>18766.0</text:p>
          </table:table-cell>
          <table:table-cell table:style-name="ce87" table:formula="of:=[.D392]*([.F392]-[.E392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87" table:formula="of:=[.D393]*([.F393]-[.E393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394]*([.F394]-[.E394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7" calcext:value-type="float">
            <text:p>1881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395]*([.F395]-[.E395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3.5" calcext:value-type="float">
            <text:p>18863.5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96]*([.F396]-[.E396])" office:value-type="float" office:value="1150" calcext:value-type="float">
            <text:p>1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40" calcext:value-type="float">
            <text:p>18840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397]*([.F397]-[.E397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 office:value-type="float" office:value="18690.5" calcext:value-type="float">
            <text:p>18690.5</text:p>
          </table:table-cell>
          <table:table-cell table:style-name="ce87" table:formula="of:=[.D398]*([.F398]-[.E398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78" calcext:value-type="float">
            <text:p>18678.0</text:p>
          </table:table-cell>
          <table:table-cell table:style-name="ce87" table:formula="of:=[.D399]*([.F399]-[.E399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 table:number-rows-repeated="10481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ce38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87" table:formula="of:=[.D2]*([.F2]-[.E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6" calcext:value-type="float">
            <text:p>19126.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87" table:formula="of:=[.D3]*([.F3]-[.E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1" calcext:value-type="float">
            <text:p>19151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4]*([.F4]-[.E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" calcext:value-type="float">
            <text:p>1920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5]*([.F5]-[.E5])" office:value-type="float" office:value="4900" calcext:value-type="float">
            <text:p>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30" calcext:value-type="float">
            <text:p>19130.0</text:p>
          </table:table-cell>
          <table:table-cell table:style-name="ce87" table:formula="of:=[.D6]*([.F6]-[.E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7]*([.F7]-[.E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6" calcext:value-type="float">
            <text:p>19136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8]*([.F8]-[.E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9]*([.F9]-[.E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10]*([.F10]-[.E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1]*([.F11]-[.E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.5" calcext:value-type="float">
            <text:p>19068.5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]*([.F12]-[.E12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8.5" calcext:value-type="float">
            <text:p>18948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3]*([.F13]-[.E1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4" calcext:value-type="float">
            <text:p>1894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4]*([.F14]-[.E14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8.5" calcext:value-type="float">
            <text:p>18828.5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5]*([.F15]-[.E15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6" calcext:value-type="float">
            <text:p>19016.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87" table:formula="of:=[.D16]*([.F16]-[.E1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2" calcext:value-type="float">
            <text:p>19092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17]*([.F17]-[.E17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8" calcext:value-type="float">
            <text:p>19108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8]*([.F18]-[.E18])" office:value-type="float" office:value="9200" calcext:value-type="float">
            <text:p>9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" calcext:value-type="float">
            <text:p>19068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9]*([.F19]-[.E1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7" calcext:value-type="float">
            <text:p>19177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0]*([.F20]-[.E20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3" calcext:value-type="float">
            <text:p>19173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1]*([.F21]-[.E21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6" calcext:value-type="float">
            <text:p>19176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2]*([.F22]-[.E2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8" calcext:value-type="float">
            <text:p>19208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3]*([.F23]-[.E23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5" calcext:value-type="float">
            <text:p>19185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4]*([.F24]-[.E24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1" calcext:value-type="float">
            <text:p>1918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5]*([.F25]-[.E25])" office:value-type="float" office:value="6900" calcext:value-type="float">
            <text:p>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2" calcext:value-type="float">
            <text:p>1927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]*([.F26]-[.E26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8.5" calcext:value-type="float">
            <text:p>19318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27]*([.F27]-[.E27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32" calcext:value-type="float">
            <text:p>19632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8]*([.F28]-[.E28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3" calcext:value-type="float">
            <text:p>19483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9]*([.F29]-[.E2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0" calcext:value-type="float">
            <text:p>19610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0]*([.F30]-[.E30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75" calcext:value-type="float">
            <text:p>19475.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87" table:formula="of:=[.D31]*([.F31]-[.E3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5" calcext:value-type="float">
            <text:p>19495.0</text:p>
          </table:table-cell>
          <table:table-cell table:style-name="ce63" office:value-type="float" office:value="19545" calcext:value-type="float">
            <text:p>19545.0</text:p>
          </table:table-cell>
          <table:table-cell table:style-name="ce87" table:formula="of:=[.D32]*([.F32]-[.E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2" calcext:value-type="float">
            <text:p>19502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3]*([.F33]-[.E33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10" calcext:value-type="float">
            <text:p>19510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4]*([.F34]-[.E34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3" calcext:value-type="float">
            <text:p>19503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5]*([.F35]-[.E35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3" calcext:value-type="float">
            <text:p>19523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6]*([.F36]-[.E36])" office:value-type="float" office:value="7700" calcext:value-type="float">
            <text:p>7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06" calcext:value-type="float">
            <text:p>19306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7]*([.F37]-[.E37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3" calcext:value-type="float">
            <text:p>19343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8]*([.F38]-[.E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1" calcext:value-type="float">
            <text:p>19351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9]*([.F39]-[.E39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40]*([.F40]-[.E4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17" calcext:value-type="float">
            <text:p>1941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41]*([.F41]-[.E41])" office:value-type="float" office:value="8300" calcext:value-type="float">
            <text:p>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2.5" calcext:value-type="float">
            <text:p>19362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2]*([.F42]-[.E4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2" calcext:value-type="float">
            <text:p>1932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3]*([.F43]-[.E43])" office:value-type="float" office:value="7800" calcext:value-type="float">
            <text:p>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6" calcext:value-type="float">
            <text:p>19266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44]*([.F44]-[.E44])" office:value-type="float" office:value="3400" calcext:value-type="float">
            <text:p>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45]*([.F45]-[.E4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46]*([.F46]-[.E4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47]*([.F47]-[.E4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6" calcext:value-type="float">
            <text:p>19036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48]*([.F48]-[.E4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9.5" calcext:value-type="float">
            <text:p>19289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49]*([.F49]-[.E49])" office:value-type="float" office:value="6050" calcext:value-type="float">
            <text:p>6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2" calcext:value-type="float">
            <text:p>1934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50]*([.F50]-[.E50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6" calcext:value-type="float">
            <text:p>1938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51]*([.F51]-[.E51])" office:value-type="float" office:value="11400" calcext:value-type="float">
            <text:p>11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8980" calcext:value-type="float">
            <text:p>38980.0</text:p>
          </table:table-cell>
          <table:table-cell table:style-name="ce87" table:formula="of:=[.D52]*([.F52]-[.E52])" office:value-type="float" office:value="-62000" calcext:value-type="float">
            <text:p>-6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1.5" calcext:value-type="float">
            <text:p>39151.5</text:p>
          </table:table-cell>
          <table:table-cell table:style-name="ce87" table:formula="of:=[.D53]*([.F53]-[.E5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70" calcext:value-type="float">
            <text:p>39170.0</text:p>
          </table:table-cell>
          <table:table-cell table:style-name="ce63" office:value-type="float" office:value="39297" calcext:value-type="float">
            <text:p>39297.0</text:p>
          </table:table-cell>
          <table:table-cell table:style-name="ce87" table:formula="of:=[.D54]*([.F54]-[.E54])" office:value-type="float" office:value="12700" calcext:value-type="float">
            <text:p>1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5.5" calcext:value-type="float">
            <text:p>39155.5</text:p>
          </table:table-cell>
          <table:table-cell table:style-name="ce87" table:formula="of:=[.D55]*([.F55]-[.E55])" office:value-type="float" office:value="5550" calcext:value-type="float">
            <text:p>5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191.2" calcext:value-type="float">
            <text:p>39191.2</text:p>
          </table:table-cell>
          <table:table-cell table:style-name="ce87" table:formula="of:=[.D56]*([.F56]-[.E56])" office:value-type="float" office:value="-40880.0000000003" calcext:value-type="float">
            <text:p>-40,8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16.9" calcext:value-type="float">
            <text:p>39316.9</text:p>
          </table:table-cell>
          <table:table-cell table:style-name="ce63" office:value-type="float" office:value="39350" calcext:value-type="float">
            <text:p>39350.0</text:p>
          </table:table-cell>
          <table:table-cell table:style-name="ce87" table:formula="of:=[.D57]*([.F57]-[.E57])" office:value-type="float" office:value="3309.99999999985" calcext:value-type="float">
            <text:p>3,3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8]*([.F58]-[.E5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9]*([.F59]-[.E5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63" office:value-type="float" office:value="39423.5" calcext:value-type="float">
            <text:p>39423.5</text:p>
          </table:table-cell>
          <table:table-cell table:style-name="ce87" table:formula="of:=[.D60]*([.F60]-[.E60])" office:value-type="float" office:value="2350" calcext:value-type="float">
            <text:p>2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402.2" calcext:value-type="float">
            <text:p>39402.2</text:p>
          </table:table-cell>
          <table:table-cell table:style-name="ce87" table:formula="of:=[.D61]*([.F61]-[.E61])" office:value-type="float" office:value="-19780.0000000003" calcext:value-type="float">
            <text:p>-19,7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46.6" calcext:value-type="float">
            <text:p>39546.6</text:p>
          </table:table-cell>
          <table:table-cell table:style-name="ce63" office:value-type="float" office:value="39560" calcext:value-type="float">
            <text:p>39560.0</text:p>
          </table:table-cell>
          <table:table-cell table:style-name="ce87" table:formula="of:=[.D62]*([.F62]-[.E62])" office:value-type="float" office:value="1340.00000000015" calcext:value-type="float">
            <text:p>1,3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89.5" calcext:value-type="float">
            <text:p>39689.5</text:p>
          </table:table-cell>
          <table:table-cell table:style-name="ce63" office:value-type="float" office:value="39740" calcext:value-type="float">
            <text:p>39740.0</text:p>
          </table:table-cell>
          <table:table-cell table:style-name="ce87" table:formula="of:=[.D63]*([.F63]-[.E63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89" calcext:value-type="float">
            <text:p>39789.0</text:p>
          </table:table-cell>
          <table:table-cell table:style-name="ce63" office:value-type="float" office:value="39840" calcext:value-type="float">
            <text:p>39840.0</text:p>
          </table:table-cell>
          <table:table-cell table:style-name="ce87" table:formula="of:=[.D64]*([.F64]-[.E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86.1" calcext:value-type="float">
            <text:p>39786.1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65]*([.F65]-[.E65])" office:value-type="float" office:value="-158610" calcext:value-type="float">
            <text:p>-158,6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39" calcext:value-type="float">
            <text:p>39739.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66]*([.F66]-[.E66])" office:value-type="float" office:value="-153900" calcext:value-type="float">
            <text:p>-15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40.9" calcext:value-type="float">
            <text:p>39340.9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87" table:formula="of:=[.D67]*([.F67]-[.E67])" office:value-type="float" office:value="5909.99999999985" calcext:value-type="float">
            <text:p>5,9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69" calcext:value-type="float">
            <text:p>39469.0</text:p>
          </table:table-cell>
          <table:table-cell table:style-name="ce63" office:value-type="float" office:value="39520" calcext:value-type="float">
            <text:p>39520.0</text:p>
          </table:table-cell>
          <table:table-cell table:style-name="ce87" table:formula="of:=[.D68]*([.F68]-[.E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49.8" calcext:value-type="float">
            <text:p>39349.8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87" table:formula="of:=[.D69]*([.F69]-[.E69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29.1" calcext:value-type="float">
            <text:p>39529.1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70]*([.F70]-[.E70])" office:value-type="float" office:value="-132910" calcext:value-type="float">
            <text:p>-132,9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85.2" calcext:value-type="float">
            <text:p>39385.2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71]*([.F71]-[.E71])" office:value-type="float" office:value="11480.0000000003" calcext:value-type="float">
            <text:p>11,4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64.9" calcext:value-type="float">
            <text:p>39464.9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72]*([.F72]-[.E72])" office:value-type="float" office:value="-126490" calcext:value-type="float">
            <text:p>-126,4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69" calcext:value-type="float">
            <text:p>38369.0</text:p>
          </table:table-cell>
          <table:table-cell table:style-name="ce63" office:value-type="float" office:value="38470" calcext:value-type="float">
            <text:p>38470.0</text:p>
          </table:table-cell>
          <table:table-cell table:style-name="ce87" table:formula="of:=[.D73]*([.F73]-[.E73])" office:value-type="float" office:value="10100" calcext:value-type="float">
            <text:p>10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70" calcext:value-type="float">
            <text:p>38470.0</text:p>
          </table:table-cell>
          <table:table-cell table:style-name="ce63" office:value-type="float" office:value="38520" calcext:value-type="float">
            <text:p>38520.0</text:p>
          </table:table-cell>
          <table:table-cell table:style-name="ce87" table:formula="of:=[.D74]*([.F74]-[.E7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19.8" calcext:value-type="float">
            <text:p>38219.8</text:p>
          </table:table-cell>
          <table:table-cell table:style-name="ce63" office:value-type="float" office:value="28270" calcext:value-type="float">
            <text:p>28270.0</text:p>
          </table:table-cell>
          <table:table-cell table:style-name="ce87" table:formula="of:=[.D75]*([.F75]-[.E75])" office:value-type="float" office:value="-994980" calcext:value-type="float">
            <text:p>-994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79" calcext:value-type="float">
            <text:p>38279.0</text:p>
          </table:table-cell>
          <table:table-cell table:style-name="ce63" office:value-type="float" office:value="38330" calcext:value-type="float">
            <text:p>38330.0</text:p>
          </table:table-cell>
          <table:table-cell table:style-name="ce87" table:formula="of:=[.D76]*([.F76]-[.E7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45.6" calcext:value-type="float">
            <text:p>38345.6</text:p>
          </table:table-cell>
          <table:table-cell table:style-name="ce63" office:value-type="float" office:value="38400" calcext:value-type="float">
            <text:p>38400.0</text:p>
          </table:table-cell>
          <table:table-cell table:style-name="ce87" table:formula="of:=[.D77]*([.F77]-[.E77])" office:value-type="float" office:value="5440.00000000015" calcext:value-type="float">
            <text:p>5,4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29.8" calcext:value-type="float">
            <text:p>38429.8</text:p>
          </table:table-cell>
          <table:table-cell table:style-name="ce63" office:value-type="float" office:value="38480" calcext:value-type="float">
            <text:p>38480.0</text:p>
          </table:table-cell>
          <table:table-cell table:style-name="ce87" table:formula="of:=[.D78]*([.F78]-[.E78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500" calcext:value-type="float">
            <text:p>38500.0</text:p>
          </table:table-cell>
          <table:table-cell table:style-name="ce63" office:value-type="float" office:value="38550" calcext:value-type="float">
            <text:p>38550.0</text:p>
          </table:table-cell>
          <table:table-cell table:style-name="ce87" table:formula="of:=[.D79]*([.F79]-[.E7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529.8" calcext:value-type="float">
            <text:p>38529.8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0]*([.F80]-[.E80])" office:value-type="float" office:value="-22980.0000000003" calcext:value-type="float">
            <text:p>-22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67.7" calcext:value-type="float">
            <text:p>38467.7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1]*([.F81]-[.E81])" office:value-type="float" office:value="-16769.9999999997" calcext:value-type="float">
            <text:p>-16,7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38.4" calcext:value-type="float">
            <text:p>38438.4</text:p>
          </table:table-cell>
          <table:table-cell table:style-name="ce63" office:value-type="float" office:value="38450" calcext:value-type="float">
            <text:p>38450.0</text:p>
          </table:table-cell>
          <table:table-cell table:style-name="ce87" table:formula="of:=[.D82]*([.F82]-[.E82])" office:value-type="float" office:value="1159.99999999985" calcext:value-type="float">
            <text:p>1,1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49" calcext:value-type="float">
            <text:p>38349.0</text:p>
          </table:table-cell>
          <table:table-cell table:style-name="ce63" office:value-type="float" office:value="38370" calcext:value-type="float">
            <text:p>38370.0</text:p>
          </table:table-cell>
          <table:table-cell table:style-name="ce87" table:formula="of:=[.D83]*([.F83]-[.E83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40" calcext:value-type="float">
            <text:p>38440.0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4]*([.F84]-[.E84])" office:value-type="float" office:value="-14000" calcext:value-type="float">
            <text:p>-1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69.8" calcext:value-type="float">
            <text:p>38369.8</text:p>
          </table:table-cell>
          <table:table-cell table:style-name="ce63" office:value-type="float" office:value="38420" calcext:value-type="float">
            <text:p>38420.0</text:p>
          </table:table-cell>
          <table:table-cell table:style-name="ce87" table:formula="of:=[.D85]*([.F85]-[.E85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38.8" calcext:value-type="float">
            <text:p>38338.8</text:p>
          </table:table-cell>
          <table:table-cell table:style-name="ce63" office:value-type="float" office:value="38350" calcext:value-type="float">
            <text:p>38350.0</text:p>
          </table:table-cell>
          <table:table-cell table:style-name="ce87" table:formula="of:=[.D86]*([.F86]-[.E86])" office:value-type="float" office:value="1119.99999999971" calcext:value-type="float">
            <text:p>1,1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8280" calcext:value-type="float">
            <text:p>28280.0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7]*([.F87]-[.E87])" office:value-type="float" office:value="1002000" calcext:value-type="float">
            <text:p>1,00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63" office:value-type="float" office:value="38243.7" calcext:value-type="float">
            <text:p>38243.7</text:p>
          </table:table-cell>
          <table:table-cell table:style-name="ce87" table:formula="of:=[.D88]*([.F88]-[.E88])" office:value-type="float" office:value="4369.99999999971" calcext:value-type="float">
            <text:p>4,3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70" calcext:value-type="float">
            <text:p>38170.0</text:p>
          </table:table-cell>
          <table:table-cell table:style-name="ce63" office:value-type="float" office:value="38190.2" calcext:value-type="float">
            <text:p>38190.2</text:p>
          </table:table-cell>
          <table:table-cell table:style-name="ce87" table:formula="of:=[.D89]*([.F89]-[.E89])" office:value-type="float" office:value="2019.99999999971" calcext:value-type="float">
            <text:p>2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40" calcext:value-type="float">
            <text:p>38140.0</text:p>
          </table:table-cell>
          <table:table-cell table:style-name="ce63" office:value-type="float" office:value="38161.3" calcext:value-type="float">
            <text:p>38161.3</text:p>
          </table:table-cell>
          <table:table-cell table:style-name="ce87" table:formula="of:=[.D90]*([.F90]-[.E90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40" calcext:value-type="float">
            <text:p>38140.0</text:p>
          </table:table-cell>
          <table:table-cell table:style-name="ce63" office:value-type="float" office:value="38161.3" calcext:value-type="float">
            <text:p>38161.3</text:p>
          </table:table-cell>
          <table:table-cell table:style-name="ce87" table:formula="of:=[.D91]*([.F91]-[.E91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63" office:value-type="float" office:value="38130.2" calcext:value-type="float">
            <text:p>38130.2</text:p>
          </table:table-cell>
          <table:table-cell table:style-name="ce87" table:formula="of:=[.D92]*([.F92]-[.E92])" office:value-type="float" office:value="-6980.00000000029" calcext:value-type="float">
            <text:p>-6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89.9" calcext:value-type="float">
            <text:p>38189.9</text:p>
          </table:table-cell>
          <table:table-cell table:style-name="ce63" office:value-type="float" office:value="38120" calcext:value-type="float">
            <text:p>38120.0</text:p>
          </table:table-cell>
          <table:table-cell table:style-name="ce87" table:formula="of:=[.D93]*([.F93]-[.E93])" office:value-type="float" office:value="-6990.00000000015" calcext:value-type="float">
            <text:p>-6,9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00" calcext:value-type="float">
            <text:p>38000.0</text:p>
          </table:table-cell>
          <table:table-cell table:style-name="ce63" office:value-type="float" office:value="38020" calcext:value-type="float">
            <text:p>38020.0</text:p>
          </table:table-cell>
          <table:table-cell table:style-name="ce87" table:formula="of:=[.D94]*([.F94]-[.E9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960" calcext:value-type="float">
            <text:p>37960.0</text:p>
          </table:table-cell>
          <table:table-cell table:style-name="ce63" office:value-type="float" office:value="37980.2" calcext:value-type="float">
            <text:p>37980.2</text:p>
          </table:table-cell>
          <table:table-cell table:style-name="ce87" table:formula="of:=[.D95]*([.F95]-[.E95])" office:value-type="float" office:value="2019.99999999971" calcext:value-type="float">
            <text:p>2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80" calcext:value-type="float">
            <text:p>38080.0</text:p>
          </table:table-cell>
          <table:table-cell table:style-name="ce63" office:value-type="float" office:value="38000" calcext:value-type="float">
            <text:p>38000.0</text:p>
          </table:table-cell>
          <table:table-cell table:style-name="ce87" table:formula="of:=[.D96]*([.F96]-[.E96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80" calcext:value-type="float">
            <text:p>38080.0</text:p>
          </table:table-cell>
          <table:table-cell table:style-name="ce63" office:value-type="float" office:value="38030" calcext:value-type="float">
            <text:p>38030.0</text:p>
          </table:table-cell>
          <table:table-cell table:style-name="ce87" table:formula="of:=[.D97]*([.F97]-[.E97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69.8" calcext:value-type="float">
            <text:p>38069.8</text:p>
          </table:table-cell>
          <table:table-cell table:style-name="ce63" office:value-type="float" office:value="38100" calcext:value-type="float">
            <text:p>38100.0</text:p>
          </table:table-cell>
          <table:table-cell table:style-name="ce87" table:formula="of:=[.D98]*([.F98]-[.E98])" office:value-type="float" office:value="3019.99999999971" calcext:value-type="float">
            <text:p>3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4" calcext:value-type="float">
            <text:p>19144.0</text:p>
          </table:table-cell>
          <table:table-cell table:style-name="ce63" office:value-type="float" office:value="19195" calcext:value-type="float">
            <text:p>19195.0</text:p>
          </table:table-cell>
          <table:table-cell table:style-name="ce87" table:formula="of:=[.D99]*([.F99]-[.E9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100]*([.F100]-[.E10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92" calcext:value-type="float">
            <text:p>19192.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87" table:formula="of:=[.D101]*([.F101]-[.E101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87" table:formula="of:=[.D102]*([.F102]-[.E1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103]*([.F103]-[.E103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66" calcext:value-type="float">
            <text:p>19166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04]*([.F104]-[.E104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63" office:value-type="float" office:value="18902" calcext:value-type="float">
            <text:p>18902.0</text:p>
          </table:table-cell>
          <table:table-cell table:style-name="ce87" table:formula="of:=[.D105]*([.F105]-[.E105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5" calcext:value-type="float">
            <text:p>18995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06]*([.F106]-[.E10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07]*([.F107]-[.E107])" office:value-type="float" office:value="-8500" calcext:value-type="float">
            <text:p>-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108]*([.F108]-[.E10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109]*([.F109]-[.E109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9" calcext:value-type="float">
            <text:p>1904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10]*([.F110]-[.E1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5" calcext:value-type="float">
            <text:p>19125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1]*([.F111]-[.E111])" office:value-type="float" office:value="-27500" calcext:value-type="float">
            <text:p>-2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12]*([.F112]-[.E112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13]*([.F113]-[.E113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14]*([.F114]-[.E114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5" calcext:value-type="float">
            <text:p>19135.0</text:p>
          </table:table-cell>
          <table:table-cell table:style-name="ce63" office:value-type="float" office:value="19155" calcext:value-type="float">
            <text:p>19155.0</text:p>
          </table:table-cell>
          <table:table-cell table:style-name="ce87" table:formula="of:=[.D115]*([.F115]-[.E115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9" calcext:value-type="float">
            <text:p>1914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6]*([.F116]-[.E116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4" calcext:value-type="float">
            <text:p>19094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7]*([.F117]-[.E117])" office:value-type="float" office:value="-24400" calcext:value-type="float">
            <text:p>-2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18]*([.F118]-[.E11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6.5" calcext:value-type="float">
            <text:p>18996.5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9]*([.F119]-[.E119])" office:value-type="float" office:value="-14650" calcext:value-type="float">
            <text:p>-14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3.5" calcext:value-type="float">
            <text:p>18913.5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20]*([.F120]-[.E120])" office:value-type="float" office:value="-13350" calcext:value-type="float">
            <text:p>-13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87" table:formula="of:=[.D121]*([.F121]-[.E121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4" calcext:value-type="float">
            <text:p>18814.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87" table:formula="of:=[.D122]*([.F122]-[.E122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2.5" calcext:value-type="float">
            <text:p>18812.5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87" table:formula="of:=[.D123]*([.F123]-[.E123])" office:value-type="float" office:value="2250" calcext:value-type="float">
            <text:p>2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9.5" calcext:value-type="float">
            <text:p>18829.5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24]*([.F124]-[.E124])" office:value-type="float" office:value="-7950" calcext:value-type="float">
            <text:p>-7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08" calcext:value-type="float">
            <text:p>18808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25]*([.F125]-[.E125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26]*([.F126]-[.E126])" office:value-type="float" office:value="-6000" calcext:value-type="float">
            <text:p>-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87" table:formula="of:=[.D127]*([.F127]-[.E127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63" office:value-type="float" office:value="18605.5" calcext:value-type="float">
            <text:p>18605.5</text:p>
          </table:table-cell>
          <table:table-cell table:style-name="ce87" table:formula="of:=[.D128]*([.F128]-[.E128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87" table:formula="of:=[.D129]*([.F129]-[.E12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1" calcext:value-type="float">
            <text:p>18721.0</text:p>
          </table:table-cell>
          <table:table-cell table:style-name="ce87" table:formula="of:=[.D130]*([.F130]-[.E130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63" office:value-type="float" office:value="18673" calcext:value-type="float">
            <text:p>18673.0</text:p>
          </table:table-cell>
          <table:table-cell table:style-name="ce87" table:formula="of:=[.D131]*([.F131]-[.E131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1" calcext:value-type="float">
            <text:p>18641.0</text:p>
          </table:table-cell>
          <table:table-cell table:style-name="ce87" table:formula="of:=[.D132]*([.F132]-[.E132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0" calcext:value-type="float">
            <text:p>18540.0</text:p>
          </table:table-cell>
          <table:table-cell table:style-name="ce63" office:value-type="float" office:value="18565.5" calcext:value-type="float">
            <text:p>18565.5</text:p>
          </table:table-cell>
          <table:table-cell table:style-name="ce87" table:formula="of:=[.D133]*([.F133]-[.E133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34]*([.F134]-[.E13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135]*([.F135]-[.E135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65" calcext:value-type="float">
            <text:p>18565.0</text:p>
          </table:table-cell>
          <table:table-cell table:style-name="ce87" table:formula="of:=[.D136]*([.F136]-[.E136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91.5" calcext:value-type="float">
            <text:p>18591.5</text:p>
          </table:table-cell>
          <table:table-cell table:style-name="ce87" table:formula="of:=[.D137]*([.F137]-[.E137])" office:value-type="float" office:value="9150" calcext:value-type="float">
            <text:p>9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72" calcext:value-type="float">
            <text:p>18572.0</text:p>
          </table:table-cell>
          <table:table-cell table:style-name="ce87" table:formula="of:=[.D138]*([.F138]-[.E138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6" calcext:value-type="float">
            <text:p>18556.0</text:p>
          </table:table-cell>
          <table:table-cell table:style-name="ce87" table:formula="of:=[.D139]*([.F139]-[.E139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140]*([.F140]-[.E140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141]*([.F141]-[.E141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63" office:value-type="float" office:value="18606.5" calcext:value-type="float">
            <text:p>18606.5</text:p>
          </table:table-cell>
          <table:table-cell table:style-name="ce87" table:formula="of:=[.D142]*([.F142]-[.E142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31.5" calcext:value-type="float">
            <text:p>18531.5</text:p>
          </table:table-cell>
          <table:table-cell table:style-name="ce87" table:formula="of:=[.D143]*([.F143]-[.E143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475" calcext:value-type="float">
            <text:p>18475.0</text:p>
          </table:table-cell>
          <table:table-cell table:style-name="ce87" table:formula="of:=[.D144]*([.F144]-[.E14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47" calcext:value-type="float">
            <text:p>16947.0</text:p>
          </table:table-cell>
          <table:table-cell table:style-name="ce63" office:value-type="float" office:value="16990" calcext:value-type="float">
            <text:p>16990.0</text:p>
          </table:table-cell>
          <table:table-cell table:style-name="ce87" table:formula="of:=[.D145]*([.F145]-[.E145])" office:value-type="float" office:value="4300" calcext:value-type="float">
            <text:p>4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30" calcext:value-type="float">
            <text:p>17230.0</text:p>
          </table:table-cell>
          <table:table-cell table:style-name="ce63" office:value-type="float" office:value="17270" calcext:value-type="float">
            <text:p>17270.0</text:p>
          </table:table-cell>
          <table:table-cell table:style-name="ce87" table:formula="of:=[.D146]*([.F146]-[.E146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00" calcext:value-type="float">
            <text:p>17200.0</text:p>
          </table:table-cell>
          <table:table-cell table:style-name="ce63" office:value-type="float" office:value="17240" calcext:value-type="float">
            <text:p>17240.0</text:p>
          </table:table-cell>
          <table:table-cell table:style-name="ce87" table:formula="of:=[.D147]*([.F147]-[.E147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19" calcext:value-type="float">
            <text:p>17219.0</text:p>
          </table:table-cell>
          <table:table-cell table:style-name="ce63" office:value-type="float" office:value="17260" calcext:value-type="float">
            <text:p>17260.0</text:p>
          </table:table-cell>
          <table:table-cell table:style-name="ce87" table:formula="of:=[.D148]*([.F148]-[.E148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93" calcext:value-type="float">
            <text:p>17293.0</text:p>
          </table:table-cell>
          <table:table-cell table:style-name="ce63" office:value-type="float" office:value="17335" calcext:value-type="float">
            <text:p>17335.0</text:p>
          </table:table-cell>
          <table:table-cell table:style-name="ce87" table:formula="of:=[.D149]*([.F149]-[.E149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48" calcext:value-type="float">
            <text:p>17348.0</text:p>
          </table:table-cell>
          <table:table-cell table:style-name="ce63" office:value-type="float" office:value="17350" calcext:value-type="float">
            <text:p>17350.0</text:p>
          </table:table-cell>
          <table:table-cell table:style-name="ce87" table:formula="of:=[.D150]*([.F150]-[.E150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68" calcext:value-type="float">
            <text:p>17468.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151]*([.F151]-[.E151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18" calcext:value-type="float">
            <text:p>17518.0</text:p>
          </table:table-cell>
          <table:table-cell table:style-name="ce63" office:value-type="float" office:value="17400" calcext:value-type="float">
            <text:p>17400.0</text:p>
          </table:table-cell>
          <table:table-cell table:style-name="ce87" table:formula="of:=[.D152]*([.F152]-[.E152])" office:value-type="float" office:value="-11800" calcext:value-type="float">
            <text:p>-1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81" calcext:value-type="float">
            <text:p>17581.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87" table:formula="of:=[.D153]*([.F153]-[.E15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60" calcext:value-type="float">
            <text:p>17660.0</text:p>
          </table:table-cell>
          <table:table-cell table:style-name="ce63" office:value-type="float" office:value="17400" calcext:value-type="float">
            <text:p>17400.0</text:p>
          </table:table-cell>
          <table:table-cell table:style-name="ce87" table:formula="of:=[.D154]*([.F154]-[.E154])" office:value-type="float" office:value="-26000" calcext:value-type="float">
            <text:p>-2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98.5" calcext:value-type="float">
            <text:p>17498.5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87" table:formula="of:=[.D155]*([.F155]-[.E155])" office:value-type="float" office:value="10150" calcext:value-type="float">
            <text:p>10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63" office:value-type="float" office:value="17610" calcext:value-type="float">
            <text:p>17610.0</text:p>
          </table:table-cell>
          <table:table-cell table:style-name="ce87" table:formula="of:=[.D156]*([.F156]-[.E156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0" calcext:value-type="float">
            <text:p>17450.0</text:p>
          </table:table-cell>
          <table:table-cell table:style-name="ce63" office:value-type="float" office:value="17485" calcext:value-type="float">
            <text:p>17485.0</text:p>
          </table:table-cell>
          <table:table-cell table:style-name="ce87" table:formula="of:=[.D157]*([.F157]-[.E157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10" calcext:value-type="float">
            <text:p>17410.0</text:p>
          </table:table-cell>
          <table:table-cell table:style-name="ce63" office:value-type="float" office:value="17431" calcext:value-type="float">
            <text:p>17431.0</text:p>
          </table:table-cell>
          <table:table-cell table:style-name="ce87" table:formula="of:=[.D158]*([.F158]-[.E15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60" calcext:value-type="float">
            <text:p>17360.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87" table:formula="of:=[.D159]*([.F159]-[.E15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60" calcext:value-type="float">
            <text:p>17360.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87" table:formula="of:=[.D160]*([.F160]-[.E160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65" calcext:value-type="float">
            <text:p>17365.0</text:p>
          </table:table-cell>
          <table:table-cell table:style-name="ce63" office:value-type="float" office:value="17407" calcext:value-type="float">
            <text:p>17407.0</text:p>
          </table:table-cell>
          <table:table-cell table:style-name="ce87" table:formula="of:=[.D161]*([.F161]-[.E161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80" calcext:value-type="float">
            <text:p>17280.0</text:p>
          </table:table-cell>
          <table:table-cell table:style-name="ce63" office:value-type="float" office:value="17300.5" calcext:value-type="float">
            <text:p>17300.5</text:p>
          </table:table-cell>
          <table:table-cell table:style-name="ce87" table:formula="of:=[.D162]*([.F162]-[.E162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15" calcext:value-type="float">
            <text:p>17315.0</text:p>
          </table:table-cell>
          <table:table-cell table:style-name="ce63" office:value-type="float" office:value="17337.5" calcext:value-type="float">
            <text:p>17337.5</text:p>
          </table:table-cell>
          <table:table-cell table:style-name="ce87" table:formula="of:=[.D163]*([.F163]-[.E163])" office:value-type="float" office:value="2250" calcext:value-type="float">
            <text:p>2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344" calcext:value-type="float">
            <text:p>17344.0</text:p>
          </table:table-cell>
          <table:table-cell table:style-name="ce87" table:formula="of:=[.D164]*([.F164]-[.E164])" office:value-type="float" office:value="-7600" calcext:value-type="float">
            <text:p>-7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61" calcext:value-type="float">
            <text:p>17461.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87" table:formula="of:=[.D165]*([.F165]-[.E165])" office:value-type="float" office:value="-12100" calcext:value-type="float">
            <text:p>-1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3" calcext:value-type="float">
            <text:p>17423.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87" table:formula="of:=[.D166]*([.F166]-[.E166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10" calcext:value-type="float">
            <text:p>17310.0</text:p>
          </table:table-cell>
          <table:table-cell table:style-name="ce63" office:value-type="float" office:value="17333" calcext:value-type="float">
            <text:p>17333.0</text:p>
          </table:table-cell>
          <table:table-cell table:style-name="ce87" table:formula="of:=[.D167]*([.F167]-[.E167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00" calcext:value-type="float">
            <text:p>17300.0</text:p>
          </table:table-cell>
          <table:table-cell table:style-name="ce63" office:value-type="float" office:value="17318" calcext:value-type="float">
            <text:p>17318.0</text:p>
          </table:table-cell>
          <table:table-cell table:style-name="ce87" table:formula="of:=[.D168]*([.F168]-[.E168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0" calcext:value-type="float">
            <text:p>17440.0</text:p>
          </table:table-cell>
          <table:table-cell table:style-name="ce63" office:value-type="float" office:value="17356" calcext:value-type="float">
            <text:p>17356.0</text:p>
          </table:table-cell>
          <table:table-cell table:style-name="ce87" table:formula="of:=[.D169]*([.F169]-[.E16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05" calcext:value-type="float">
            <text:p>17405.0</text:p>
          </table:table-cell>
          <table:table-cell table:style-name="ce63" office:value-type="float" office:value="17426" calcext:value-type="float">
            <text:p>17426.0</text:p>
          </table:table-cell>
          <table:table-cell table:style-name="ce87" table:formula="of:=[.D170]*([.F170]-[.E170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36" calcext:value-type="float">
            <text:p>17436.0</text:p>
          </table:table-cell>
          <table:table-cell table:style-name="ce63" office:value-type="float" office:value="17460" calcext:value-type="float">
            <text:p>17460.0</text:p>
          </table:table-cell>
          <table:table-cell table:style-name="ce87" table:formula="of:=[.D171]*([.F171]-[.E171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4" calcext:value-type="float">
            <text:p>17454.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172]*([.F172]-[.E172])" office:value-type="float" office:value="4600" calcext:value-type="float">
            <text:p>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70" calcext:value-type="float">
            <text:p>17470.0</text:p>
          </table:table-cell>
          <table:table-cell table:style-name="ce63" office:value-type="float" office:value="17620" calcext:value-type="float">
            <text:p>17620.0</text:p>
          </table:table-cell>
          <table:table-cell table:style-name="ce87" table:formula="of:=[.D173]*([.F173]-[.E173])" office:value-type="float" office:value="15000" calcext:value-type="float">
            <text:p>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63" office:value-type="float" office:value="17460" calcext:value-type="float">
            <text:p>17460.0</text:p>
          </table:table-cell>
          <table:table-cell table:style-name="ce87" table:formula="of:=[.D174]*([.F174]-[.E174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441.5" calcext:value-type="float">
            <text:p>17441.5</text:p>
          </table:table-cell>
          <table:table-cell table:style-name="ce87" table:formula="of:=[.D175]*([.F175]-[.E175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95" calcext:value-type="float">
            <text:p>17395.0</text:p>
          </table:table-cell>
          <table:table-cell table:style-name="ce63" office:value-type="float" office:value="17415" calcext:value-type="float">
            <text:p>17415.0</text:p>
          </table:table-cell>
          <table:table-cell table:style-name="ce87" table:formula="of:=[.D176]*([.F176]-[.E176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63" office:value-type="float" office:value="17400" calcext:value-type="float">
            <text:p>17400.0</text:p>
          </table:table-cell>
          <table:table-cell table:style-name="ce87" table:formula="of:=[.D177]*([.F177]-[.E177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63" office:value-type="float" office:value="17362" calcext:value-type="float">
            <text:p>17362.0</text:p>
          </table:table-cell>
          <table:table-cell table:style-name="ce87" table:formula="of:=[.D178]*([.F178]-[.E178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63" office:value-type="float" office:value="17365.5" calcext:value-type="float">
            <text:p>17365.5</text:p>
          </table:table-cell>
          <table:table-cell table:style-name="ce87" table:formula="of:=[.D179]*([.F179]-[.E179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87" table:formula="of:=[.D180]*([.F180]-[.E180])" office:value-type="float" office:value="-24500" calcext:value-type="float">
            <text:p>-2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361" calcext:value-type="float">
            <text:p>17361.0</text:p>
          </table:table-cell>
          <table:table-cell table:style-name="ce87" table:formula="of:=[.D181]*([.F181]-[.E181])" office:value-type="float" office:value="-26400" calcext:value-type="float">
            <text:p>-2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63" office:value-type="float" office:value="17401.5" calcext:value-type="float">
            <text:p>17401.5</text:p>
          </table:table-cell>
          <table:table-cell table:style-name="ce87" table:formula="of:=[.D182]*([.F182]-[.E182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10" calcext:value-type="float">
            <text:p>17410.0</text:p>
          </table:table-cell>
          <table:table-cell table:style-name="ce87" table:formula="of:=[.D183]*([.F183]-[.E183])" office:value-type="float" office:value="-21500" calcext:value-type="float">
            <text:p>-2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440" calcext:value-type="float">
            <text:p>17440.0</text:p>
          </table:table-cell>
          <table:table-cell table:style-name="ce87" table:formula="of:=[.D184]*([.F184]-[.E18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90" calcext:value-type="float">
            <text:p>17490.0</text:p>
          </table:table-cell>
          <table:table-cell table:style-name="ce63" office:value-type="float" office:value="17510" calcext:value-type="float">
            <text:p>17510.0</text:p>
          </table:table-cell>
          <table:table-cell table:style-name="ce87" table:formula="of:=[.D185]*([.F185]-[.E185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85" calcext:value-type="float">
            <text:p>17485.0</text:p>
          </table:table-cell>
          <table:table-cell table:style-name="ce63" office:value-type="float" office:value="17505.5" calcext:value-type="float">
            <text:p>17505.5</text:p>
          </table:table-cell>
          <table:table-cell table:style-name="ce87" table:formula="of:=[.D186]*([.F186]-[.E186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10" calcext:value-type="float">
            <text:p>17510.0</text:p>
          </table:table-cell>
          <table:table-cell table:style-name="ce63" office:value-type="float" office:value="17456" calcext:value-type="float">
            <text:p>17456.0</text:p>
          </table:table-cell>
          <table:table-cell table:style-name="ce87" table:formula="of:=[.D187]*([.F187]-[.E187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75" calcext:value-type="float">
            <text:p>17475.0</text:p>
          </table:table-cell>
          <table:table-cell table:style-name="ce63" office:value-type="float" office:value="17495" calcext:value-type="float">
            <text:p>17495.0</text:p>
          </table:table-cell>
          <table:table-cell table:style-name="ce87" table:formula="of:=[.D188]*([.F188]-[.E188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5" calcext:value-type="float">
            <text:p>17445.0</text:p>
          </table:table-cell>
          <table:table-cell table:style-name="ce63" office:value-type="float" office:value="17465" calcext:value-type="float">
            <text:p>17465.0</text:p>
          </table:table-cell>
          <table:table-cell table:style-name="ce87" table:formula="of:=[.D189]*([.F189]-[.E18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442.5" calcext:value-type="float">
            <text:p>17442.5</text:p>
          </table:table-cell>
          <table:table-cell table:style-name="ce87" table:formula="of:=[.D190]*([.F190]-[.E190])" office:value-type="float" office:value="2250" calcext:value-type="float">
            <text:p>2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25" calcext:value-type="float">
            <text:p>17425.0</text:p>
          </table:table-cell>
          <table:table-cell table:style-name="ce87" table:formula="of:=[.D191]*([.F191]-[.E191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36" calcext:value-type="float">
            <text:p>17436.0</text:p>
          </table:table-cell>
          <table:table-cell table:style-name="ce87" table:formula="of:=[.D192]*([.F192]-[.E192])" office:value-type="float" office:value="-18900" calcext:value-type="float">
            <text:p>-1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5" calcext:value-type="float">
            <text:p>17445.0</text:p>
          </table:table-cell>
          <table:table-cell table:style-name="ce63" office:value-type="float" office:value="17466.5" calcext:value-type="float">
            <text:p>17466.5</text:p>
          </table:table-cell>
          <table:table-cell table:style-name="ce87" table:formula="of:=[.D193]*([.F193]-[.E193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80.5" calcext:value-type="float">
            <text:p>17480.5</text:p>
          </table:table-cell>
          <table:table-cell table:style-name="ce87" table:formula="of:=[.D194]*([.F194]-[.E194])" office:value-type="float" office:value="-14450" calcext:value-type="float">
            <text:p>-14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522" calcext:value-type="float">
            <text:p>17522.0</text:p>
          </table:table-cell>
          <table:table-cell table:style-name="ce87" table:formula="of:=[.D195]*([.F195]-[.E195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40" calcext:value-type="float">
            <text:p>17540.0</text:p>
          </table:table-cell>
          <table:table-cell table:style-name="ce63" office:value-type="float" office:value="17560" calcext:value-type="float">
            <text:p>17560.0</text:p>
          </table:table-cell>
          <table:table-cell table:style-name="ce87" table:formula="of:=[.D196]*([.F196]-[.E196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75" calcext:value-type="float">
            <text:p>17575.0</text:p>
          </table:table-cell>
          <table:table-cell table:style-name="ce63" office:value-type="float" office:value="17597" calcext:value-type="float">
            <text:p>17597.0</text:p>
          </table:table-cell>
          <table:table-cell table:style-name="ce87" table:formula="of:=[.D197]*([.F197]-[.E197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2" calcext:value-type="date">
            <text:p>2024/03/12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  <table:database-range table:name="__Anonymous_Sheet_DB__2" table:target-range-address="'2024-03'.A1:'2024-03'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00/00/00</text:date>, <text:time style:data-style-name="N2" text:time-value="08:37:01.78937893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3-11T15:26:33.671284419</dc:date>
    <meta:editing-duration>P24DT8H24M28S</meta:editing-duration>
    <meta:editing-cycles>2491</meta:editing-cycles>
    <meta:document-statistic meta:table-count="3" meta:cell-count="6221" meta:object-count="0"/>
  </office:meta>
</office:document-meta>
</file>